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199000013A2000013A2952B78D64EF1F13C.svg" manifest:media-type="image/svg+xml"/>
  <manifest:file-entry manifest:full-path="Pictures/10000001000000BE000000BE6FADA78E2E7756CC.png" manifest:media-type="image/png"/>
  <manifest:file-entry manifest:full-path="Pictures/100001E8000013A2000013A2F317E6122860AFA6.svg" manifest:media-type="image/svg+xml"/>
  <manifest:file-entry manifest:full-path="Pictures/100001AB000013A2000013A23ECB13CEE63A28BF.svg" manifest:media-type="image/svg+xml"/>
  <manifest:file-entry manifest:full-path="Pictures/1000019F000013A2000013A26078C11050BBE40A.svg" manifest:media-type="image/svg+xml"/>
  <manifest:file-entry manifest:full-path="Pictures/100001B1000013A2000013A2FFDD5C3036C3F840.svg" manifest:media-type="image/svg+xml"/>
  <manifest:file-entry manifest:full-path="Pictures/1000019F000013A2000013A2620123209D15E4F2.svg" manifest:media-type="image/svg+xml"/>
  <manifest:file-entry manifest:full-path="Pictures/10000001000000BE000000BE424BB0806B6784D2.png" manifest:media-type="image/png"/>
  <manifest:file-entry manifest:full-path="Pictures/10000001000000BE000000BE0175D6274404B6F4.png" manifest:media-type="image/png"/>
  <manifest:file-entry manifest:full-path="Pictures/10000001000000BE000000BE066422B67ABC0D31.png" manifest:media-type="image/png"/>
  <manifest:file-entry manifest:full-path="Pictures/10000001000000BE000000BEB4C7E34E280BB8E9.png" manifest:media-type="image/png"/>
  <manifest:file-entry manifest:full-path="Pictures/100001DC000013A2000013A24633F3D8B0D1DAF8.svg" manifest:media-type="image/svg+xml"/>
  <manifest:file-entry manifest:full-path="Pictures/10000001000000BE000000BEAEC327CA11E3E164.png" manifest:media-type="image/png"/>
  <manifest:file-entry manifest:full-path="Pictures/10000001000000BE000000BE720E15DDD54102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이미지1" text:anchor-type="char" svg:x="-1.499cm" svg:y="-1.561cm" svg:width="5.025cm" svg:height="5.025cm" draw:z-index="0"><draw:image xlink:href="Pictures/10000199000013A2000013A2952B78D64EF1F13C.svg" xlink:type="simple" xlink:show="embed" xlink:actuate="onLoad" draw:mime-type="image/svg+xml"/><draw:image xlink:href="Pictures/10000001000000BE000000BE6FADA78E2E7756CC.png" xlink:type="simple" xlink:show="embed" xlink:actuate="onLoad" draw:mime-type="image/png"/></draw:frame><draw:frame draw:style-name="fr1" draw:name="이미지2" text:anchor-type="char" svg:x="-1.552cm" svg:y="3.969cm" svg:width="5.025cm" svg:height="5.025cm" draw:z-index="1"><draw:image xlink:href="Pictures/100001E8000013A2000013A2F317E6122860AFA6.svg" xlink:type="simple" xlink:show="embed" xlink:actuate="onLoad" draw:mime-type="image/svg+xml"/><draw:image xlink:href="Pictures/10000001000000BE000000BE424BB0806B6784D2.png" xlink:type="simple" xlink:show="embed" xlink:actuate="onLoad" draw:mime-type="image/png"/></draw:frame><draw:frame draw:style-name="fr1" draw:name="이미지3" text:anchor-type="char" svg:x="-1.526cm" svg:y="9.529cm" svg:width="5.025cm" svg:height="5.025cm" draw:z-index="2"><draw:image xlink:href="Pictures/1000019F000013A2000013A26078C11050BBE40A.svg" xlink:type="simple" xlink:show="embed" xlink:actuate="onLoad" draw:mime-type="image/svg+xml"/><draw:image xlink:href="Pictures/10000001000000BE000000BEAEC327CA11E3E164.png" xlink:type="simple" xlink:show="embed" xlink:actuate="onLoad" draw:mime-type="image/png"/></draw:frame><draw:frame draw:style-name="fr1" draw:name="이미지4" text:anchor-type="char" svg:x="-1.526cm" svg:y="15.161cm" svg:width="5.025cm" svg:height="5.025cm" draw:z-index="3"><draw:image xlink:href="Pictures/1000019F000013A2000013A2620123209D15E4F2.svg" xlink:type="simple" xlink:show="embed" xlink:actuate="onLoad" draw:mime-type="image/svg+xml"/><draw:image xlink:href="Pictures/10000001000000BE000000BE0175D6274404B6F4.png" xlink:type="simple" xlink:show="embed" xlink:actuate="onLoad" draw:mime-type="image/png"/></draw:frame><draw:frame draw:style-name="fr1" draw:name="이미지5" text:anchor-type="char" svg:x="-1.499cm" svg:y="20.849cm" svg:width="5.025cm" svg:height="5.025cm" draw:z-index="4"><draw:image xlink:href="Pictures/100001DC000013A2000013A24633F3D8B0D1DAF8.svg" xlink:type="simple" xlink:show="embed" xlink:actuate="onLoad" draw:mime-type="image/svg+xml"/><draw:image xlink:href="Pictures/10000001000000BE000000BE720E15DDD54102EE.png" xlink:type="simple" xlink:show="embed" xlink:actuate="onLoad" draw:mime-type="image/png"/></draw:frame><draw:frame draw:style-name="fr1" draw:name="이미지6" text:anchor-type="char" svg:x="4.824cm" svg:y="4.154cm" svg:width="5.025cm" svg:height="5.025cm" draw:z-index="5"><draw:image xlink:href="Pictures/100001AB000013A2000013A23ECB13CEE63A28BF.svg" xlink:type="simple" xlink:show="embed" xlink:actuate="onLoad" draw:mime-type="image/svg+xml"/><draw:image xlink:href="Pictures/10000001000000BE000000BE066422B67ABC0D31.png" xlink:type="simple" xlink:show="embed" xlink:actuate="onLoad" draw:mime-type="image/png"/></draw:frame><draw:frame draw:style-name="fr1" draw:name="이미지7" text:anchor-type="char" svg:x="4.771cm" svg:y="-1.535cm" svg:width="5.025cm" svg:height="5.025cm" draw:z-index="6"><draw:image xlink:href="Pictures/100001B1000013A2000013A2FFDD5C3036C3F840.svg" xlink:type="simple" xlink:show="embed" xlink:actuate="onLoad" draw:mime-type="image/svg+xml"/><draw:image xlink:href="Pictures/10000001000000BE000000BEB4C7E34E280BB8E9.png" xlink:type="simple" xlink:show="embed" xlink:actuate="onLoad" draw:mime-type="image/png"/></draw:frame><draw:frame draw:style-name="fr1" draw:name="이미지8" text:anchor-type="char" svg:x="13.185cm" svg:y="-1.614cm" svg:width="5.025cm" svg:height="5.025cm" draw:z-index="7"><draw:image xlink:href="Pictures/10000199000013A2000013A2952B78D64EF1F13C.svg" xlink:type="simple" xlink:show="embed" xlink:actuate="onLoad" draw:mime-type="image/svg+xml"/><draw:image xlink:href="Pictures/10000001000000BE000000BE6FADA78E2E7756CC.png" xlink:type="simple" xlink:show="embed" xlink:actuate="onLoad" draw:mime-type="image/png"/></draw:frame><draw:frame draw:style-name="fr1" draw:name="이미지9" text:anchor-type="char" svg:x="13.132cm" svg:y="3.889cm" svg:width="5.025cm" svg:height="5.025cm" draw:z-index="8"><draw:image xlink:href="Pictures/100001E8000013A2000013A2F317E6122860AFA6.svg" xlink:type="simple" xlink:show="embed" xlink:actuate="onLoad" draw:mime-type="image/svg+xml"/><draw:image xlink:href="Pictures/10000001000000BE000000BE424BB0806B6784D2.png" xlink:type="simple" xlink:show="embed" xlink:actuate="onLoad" draw:mime-type="image/png"/></draw:frame><draw:frame draw:style-name="fr1" draw:name="이미지10" text:anchor-type="char" svg:x="13.291cm" svg:y="9.661cm" svg:width="5.025cm" svg:height="5.025cm" draw:z-index="9"><draw:image xlink:href="Pictures/1000019F000013A2000013A26078C11050BBE40A.svg" xlink:type="simple" xlink:show="embed" xlink:actuate="onLoad" draw:mime-type="image/svg+xml"/><draw:image xlink:href="Pictures/10000001000000BE000000BEAEC327CA11E3E164.png" xlink:type="simple" xlink:show="embed" xlink:actuate="onLoad" draw:mime-type="image/png"/></draw:frame><draw:frame draw:style-name="fr1" draw:name="이미지11" text:anchor-type="char" svg:x="13.317cm" svg:y="15.055cm" svg:width="5.025cm" svg:height="5.025cm" draw:z-index="10"><draw:image xlink:href="Pictures/1000019F000013A2000013A2620123209D15E4F2.svg" xlink:type="simple" xlink:show="embed" xlink:actuate="onLoad" draw:mime-type="image/svg+xml"/><draw:image xlink:href="Pictures/10000001000000BE000000BE0175D6274404B6F4.png" xlink:type="simple" xlink:show="embed" xlink:actuate="onLoad" draw:mime-type="image/png"/></draw:frame><draw:frame draw:style-name="fr1" draw:name="이미지12" text:anchor-type="char" svg:x="13.37cm" svg:y="20.558cm" svg:width="5.025cm" svg:height="5.025cm" draw:z-index="11"><draw:image xlink:href="Pictures/100001DC000013A2000013A24633F3D8B0D1DAF8.svg" xlink:type="simple" xlink:show="embed" xlink:actuate="onLoad" draw:mime-type="image/svg+xml"/><draw:image xlink:href="Pictures/10000001000000BE000000BE720E15DDD54102EE.png" xlink:type="simple" xlink:show="embed" xlink:actuate="onLoad" draw:mime-type="image/png"/></draw:frame><draw:frame draw:style-name="fr1" draw:name="이미지13" text:anchor-type="char" svg:x="4.93cm" svg:y="9.895cm" svg:width="5.025cm" svg:height="5.025cm" draw:z-index="12"><draw:image xlink:href="Pictures/100001B1000013A2000013A2FFDD5C3036C3F840.svg" xlink:type="simple" xlink:show="embed" xlink:actuate="onLoad" draw:mime-type="image/svg+xml"/><draw:image xlink:href="Pictures/10000001000000BE000000BEB4C7E34E280BB8E9.png" xlink:type="simple" xlink:show="embed" xlink:actuate="onLoad" draw:mime-type="image/png"/></draw:frame><draw:frame draw:style-name="fr1" draw:name="이미지14" text:anchor-type="char" svg:x="4.983cm" svg:y="15.266cm" svg:width="5.025cm" svg:height="5.025cm" draw:z-index="13"><draw:image xlink:href="Pictures/100001AB000013A2000013A23ECB13CEE63A28BF.svg" xlink:type="simple" xlink:show="embed" xlink:actuate="onLoad" draw:mime-type="image/svg+xml"/><draw:image xlink:href="Pictures/10000001000000BE000000BE066422B67ABC0D3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2T09:55:37.710233523</meta:creation-date>
    <dc:date>2025-08-12T10:00:08.455778308</dc:date>
    <meta:editing-duration>PT4M31S</meta:editing-duration>
    <meta:editing-cycles>1</meta:editing-cycles>
    <meta:document-statistic meta:table-count="0" meta:image-count="14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